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58850" officeooo:paragraph-rsid="00058850" style:font-weight-asian="bold" style:font-weight-complex="bold"/>
    </style:style>
    <style:style style:name="P3" style:family="paragraph" style:parent-style-name="Standard" style:list-style-name="L2">
      <style:text-properties fo:font-weight="bold" officeooo:rsid="00058850" officeooo:paragraph-rsid="00058850" style:font-weight-asian="bold" style:font-weight-complex="bold"/>
    </style:style>
    <style:style style:name="P4" style:family="paragraph" style:parent-style-name="Standard">
      <style:text-properties fo:font-weight="normal" officeooo:rsid="00058850" officeooo:paragraph-rsid="0005885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8.2. Enumera los 7 niveles OSI y escribe una línea con una característica concreta de cada nivel.</text:p>
      <text:p text:style-name="Standard"/>
      <text:list xml:id="list2010157345" text:style-name="L2">
        <text:list-item>
          <text:p text:style-name="P3">Nivel de aplicación: </text:p>
        </text:list-item>
      </text:list>
      <text:p text:style-name="P4">Se definen los protocolos que utilizarán las aplicaciones y procesos de los usuarios</text:p>
      <text:list xml:id="list153207541563482" text:continue-numbering="true" text:style-name="L2">
        <text:list-item>
          <text:p text:style-name="P3">Nivel de presentación:</text:p>
        </text:list-item>
      </text:list>
      <text:p text:style-name="P4">Establecer una sintaxis y una semántica comunes.</text:p>
      <text:list xml:id="list153206471702225" text:continue-numbering="true" text:style-name="L2">
        <text:list-item>
          <text:p text:style-name="P3">Nivel de sesión:</text:p>
        </text:list-item>
      </text:list>
      <text:p text:style-name="P4">Se encarga <text:s/>de establecer <text:s/>una sesión para que <text:s/>se comuniquen <text:s text:c="2"/>emisor <text:s text:c="2"/>y <text:s/>receptor. </text:p>
      <text:list xml:id="list153208285794477" text:continue-numbering="true" text:style-name="L2">
        <text:list-item>
          <text:p text:style-name="P3">Nivel de transporte:</text:p>
        </text:list-item>
      </text:list>
      <text:p text:style-name="P4">Lleva a cabo las comunicaciones entre ordenadores punto a punto (peer to peer).</text:p>
      <text:list xml:id="list153206740930688" text:continue-numbering="true" text:style-name="L2">
        <text:list-item>
          <text:p text:style-name="P3">Nivel de red:</text:p>
        </text:list-item>
      </text:list>
      <text:p text:style-name="P4"><text:span text:style-name="T3">S</text:span>e ocupa del control de la subred.</text:p>
      <text:list xml:id="list153207696001932" text:continue-numbering="true" text:style-name="L2">
        <text:list-item>
          <text:p text:style-name="P3">Nivel de enlace:</text:p>
        </text:list-item>
      </text:list>
      <text:p text:style-name="P4">Escriben los métodos para intercambiar tramas de datos entre dispositivos en un medio común. </text:p>
      <text:list xml:id="list153207151114039" text:continue-numbering="true" text:style-name="L2">
        <text:list-item>
          <text:p text:style-name="P3">Nivel físico:</text:p>
        </text:list-item>
      </text:list>
      <text:p text:style-name="P2"><text:span text:style-name="T2">Se ocupa de las transmisiones de los bits expresados como señales físicas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5:22:03.627317223</meta:creation-date>
    <dc:date>2019-10-16T15:31:13.017912872</dc:date>
    <dc:creator>I116-05 </dc:creator>
    <meta:editing-duration>PT9M10S</meta:editing-duration>
    <meta:editing-cycles>1</meta:editing-cycles>
    <meta:generator>LibreOffice/6.0.4.1$Linux_X86_64 LibreOffice_project/00m0$Build-1</meta:generator>
    <meta:document-statistic meta:table-count="0" meta:image-count="0" meta:object-count="0" meta:page-count="1" meta:paragraph-count="15" meta:word-count="123" meta:character-count="725" meta:non-whitespace-character-count="613"/>
  </office:meta>
</office:document-meta>
</file>